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14c7e" officeooo:paragraph-rsid="00214c7e"/>
    </style:style>
    <style:style style:name="P2" style:family="paragraph" style:parent-style-name="Standard">
      <style:text-properties officeooo:rsid="0022a625" officeooo:paragraph-rsid="0022a625"/>
    </style:style>
    <style:style style:name="P3" style:family="paragraph" style:parent-style-name="Standard">
      <style:text-properties officeooo:rsid="00231eb8" officeooo:paragraph-rsid="00231e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. Nvidia gpu</text:p>
      <text:p text:style-name="P1"/>
      <text:p text:style-name="P1">Check if gpu is enabled.</text:p>
      <text:p text:style-name="P2">!nvidia-smi</text:p>
      <text:p text:style-name="P3">sudo ubuntu-drivers devices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0:19:35.334539617</meta:creation-date>
    <dc:date>2015-09-30T10:24:13.731782050</dc:date>
    <meta:editing-duration>PT3M32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12" meta:character-count="75" meta:non-whitespace-character-count="67"/>
  </office:meta>
</office:document-meta>
</file>